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ec0d" officeooo:paragraph-rsid="000bec0d"/>
    </style:style>
    <style:style style:name="P2" style:family="paragraph" style:parent-style-name="Standard">
      <style:text-properties style:text-underline-style="solid" style:text-underline-width="auto" style:text-underline-color="font-color" fo:font-weight="bold" officeooo:rsid="000bec0d" officeooo:paragraph-rsid="000bec0d" style:font-weight-asian="bold" style:font-weight-complex="bold"/>
    </style:style>
    <style:style style:name="P3" style:family="paragraph" style:parent-style-name="Standard">
      <style:text-properties style:text-underline-style="solid" style:text-underline-width="auto" style:text-underline-color="font-color" fo:font-weight="bold" officeooo:rsid="000cd1f1" officeooo:paragraph-rsid="000cd1f1" style:font-weight-asian="bold" style:font-weight-complex="bold"/>
    </style:style>
    <style:style style:name="P4" style:family="paragraph" style:parent-style-name="Standard">
      <style:text-properties style:text-underline-style="solid" style:text-underline-width="auto" style:text-underline-color="font-color" fo:font-weight="bold" officeooo:rsid="0013213f" officeooo:paragraph-rsid="0013213f" style:font-weight-asian="bold" style:font-weight-complex="bold"/>
    </style:style>
    <style:style style:name="P5" style:family="paragraph" style:parent-style-name="Standard">
      <style:text-properties style:text-underline-style="solid" style:text-underline-width="auto" style:text-underline-color="font-color" fo:font-weight="bold" officeooo:rsid="0015f726" officeooo:paragraph-rsid="0015f726" style:font-weight-asian="bold" style:font-weight-complex="bold"/>
    </style:style>
    <style:style style:name="P6" style:family="paragraph" style:parent-style-name="Standard">
      <style:text-properties style:text-underline-style="solid" style:text-underline-width="auto" style:text-underline-color="font-color" fo:font-weight="bold" officeooo:rsid="0017a801" officeooo:paragraph-rsid="0017a801" style:font-weight-asian="bold" style:font-weight-complex="bold"/>
    </style:style>
    <style:style style:name="P7" style:family="paragraph" style:parent-style-name="Standard">
      <style:text-properties style:text-underline-style="solid" style:text-underline-width="auto" style:text-underline-color="font-color" fo:font-weight="bold" officeooo:rsid="0018d7fe" officeooo:paragraph-rsid="0018d7fe" style:font-weight-asian="bold" style:font-weight-complex="bold"/>
    </style:style>
    <style:style style:name="P8" style:family="paragraph" style:parent-style-name="Standard">
      <style:text-properties officeooo:rsid="000cd1f1" officeooo:paragraph-rsid="000cd1f1"/>
    </style:style>
    <style:style style:name="P9" style:family="paragraph" style:parent-style-name="Standard">
      <style:text-properties fo:color="#000000" officeooo:rsid="000cd1f1" officeooo:paragraph-rsid="000cd1f1"/>
    </style:style>
    <style:style style:name="P10" style:family="paragraph" style:parent-style-name="Standard">
      <style:text-properties fo:color="#000000" officeooo:rsid="000e559c" officeooo:paragraph-rsid="000e559c"/>
    </style:style>
    <style:style style:name="P11" style:family="paragraph" style:parent-style-name="Standard">
      <style:text-properties fo:color="#000000" officeooo:rsid="000efa84" officeooo:paragraph-rsid="000e559c"/>
    </style:style>
    <style:style style:name="P12" style:family="paragraph" style:parent-style-name="Standard">
      <style:text-properties fo:color="#000000" officeooo:rsid="000efa84" officeooo:paragraph-rsid="000efa84"/>
    </style:style>
    <style:style style:name="P13" style:family="paragraph" style:parent-style-name="Standard">
      <style:text-properties fo:color="#000000" style:text-underline-style="solid" style:text-underline-width="auto" style:text-underline-color="font-color" fo:font-weight="bold" officeooo:rsid="000e559c" officeooo:paragraph-rsid="000e559c" style:font-weight-asian="bold" style:font-weight-complex="bold"/>
    </style:style>
    <style:style style:name="P14" style:family="paragraph" style:parent-style-name="Standard">
      <style:text-properties fo:color="#000000" style:text-underline-style="solid" style:text-underline-width="auto" style:text-underline-color="font-color" fo:font-weight="bold" officeooo:rsid="000efa84" officeooo:paragraph-rsid="000efa84" style:font-weight-asian="bold" style:font-weight-complex="bold"/>
    </style:style>
    <style:style style:name="P15" style:family="paragraph" style:parent-style-name="Standard">
      <style:text-properties fo:color="#000000" style:text-underline-style="solid" style:text-underline-width="auto" style:text-underline-color="font-color" fo:font-weight="bold" officeooo:rsid="00113eff" officeooo:paragraph-rsid="00113eff" style:font-weight-asian="bold" style:font-weight-complex="bold"/>
    </style:style>
    <style:style style:name="P16" style:family="paragraph" style:parent-style-name="Standard">
      <style:text-properties fo:color="#000000" style:text-underline-style="solid" style:text-underline-width="auto" style:text-underline-color="font-color" fo:font-weight="bold" officeooo:rsid="0013213f" officeooo:paragraph-rsid="0013213f" style:font-weight-asian="bold" style:font-weight-complex="bold"/>
    </style:style>
    <style:style style:name="P17" style:family="paragraph" style:parent-style-name="Standard">
      <style:text-properties fo:color="#000000" officeooo:rsid="00113eff" officeooo:paragraph-rsid="00113eff"/>
    </style:style>
    <style:style style:name="P18" style:family="paragraph" style:parent-style-name="Standard">
      <style:text-properties fo:color="#000000" officeooo:rsid="0013213f" officeooo:paragraph-rsid="0013213f"/>
    </style:style>
    <style:style style:name="P19" style:family="paragraph" style:parent-style-name="Standard">
      <style:text-properties officeooo:paragraph-rsid="000e559c"/>
    </style:style>
    <style:style style:name="P20" style:family="paragraph" style:parent-style-name="Standard">
      <style:text-properties officeooo:rsid="000efa84" officeooo:paragraph-rsid="000efa84"/>
    </style:style>
    <style:style style:name="P21" style:family="paragraph" style:parent-style-name="Standard">
      <style:text-properties officeooo:rsid="0013213f" officeooo:paragraph-rsid="0013213f"/>
    </style:style>
    <style:style style:name="P22" style:family="paragraph" style:parent-style-name="Standard">
      <style:text-properties officeooo:rsid="0014bc84" officeooo:paragraph-rsid="0014bc84"/>
    </style:style>
    <style:style style:name="P23" style:family="paragraph" style:parent-style-name="Standard">
      <style:text-properties fo:font-style="normal" style:text-underline-style="solid" style:text-underline-width="auto" style:text-underline-color="font-color" fo:font-weight="bold" officeooo:rsid="0014bc84" officeooo:paragraph-rsid="0014bc84" style:font-style-asian="normal" style:font-weight-asian="bold" style:font-style-complex="normal" style:font-weight-complex="bold"/>
    </style:style>
    <style:style style:name="P24" style:family="paragraph" style:parent-style-name="Standard">
      <style:text-properties officeooo:rsid="0015f726" officeooo:paragraph-rsid="0015f726"/>
    </style:style>
    <style:style style:name="P25" style:family="paragraph" style:parent-style-name="Standard">
      <style:text-properties officeooo:rsid="0017a801" officeooo:paragraph-rsid="0017a801"/>
    </style:style>
    <style:style style:name="P26" style:family="paragraph" style:parent-style-name="Standard">
      <style:text-properties officeooo:rsid="0018d7fe" officeooo:paragraph-rsid="0018d7fe"/>
    </style:style>
    <style:style style:name="P27" style:family="paragraph" style:parent-style-name="Standard">
      <style:text-properties style:text-underline-style="solid" style:text-underline-width="auto" style:text-underline-color="font-color" fo:font-weight="bold" officeooo:rsid="0018d7fe" officeooo:paragraph-rsid="0018d7fe" style:font-weight-asian="bold" style:font-weight-complex="bold"/>
    </style:style>
    <style:style style:name="T1" style:family="text">
      <style:text-properties fo:color="#c9211e"/>
    </style:style>
    <style:style style:name="T2" style:family="text">
      <style:text-properties officeooo:rsid="000e559c"/>
    </style:style>
    <style:style style:name="T3" style:family="text">
      <style:text-properties fo:color="#000000"/>
    </style:style>
    <style:style style:name="T4" style:family="text">
      <style:text-properties fo:color="#000000" officeooo:rsid="000e559c"/>
    </style:style>
    <style:style style:name="T5" style:family="text">
      <style:text-properties fo:color="#000000" officeooo:rsid="000efa84"/>
    </style:style>
    <style:style style:name="T6" style:family="text">
      <style:text-properties fo:color="#000000" officeooo:rsid="000fee5b"/>
    </style:style>
    <style:style style:name="T7" style:family="text">
      <style:text-properties officeooo:rsid="000fee5b"/>
    </style:style>
    <style:style style:name="T8" style:family="text">
      <style:text-properties officeooo:rsid="0013213f"/>
    </style:style>
    <style:style style:name="T9" style:family="text">
      <style:text-properties officeooo:rsid="0014bc84"/>
    </style:style>
    <style:style style:name="T10" style:family="text">
      <style:text-properties officeooo:rsid="00156b7d"/>
    </style:style>
    <style:style style:name="T11" style:family="text">
      <style:text-properties officeooo:rsid="0017a801"/>
    </style:style>
    <style:style style:name="T12" style:family="text">
      <style:text-properties officeooo:rsid="00184244"/>
    </style:style>
    <style:style style:name="T13" style:family="text">
      <style:text-properties officeooo:rsid="0018d7fe"/>
    </style:style>
    <style:style style:name="T14" style:family="text">
      <style:text-properties officeooo:rsid="001974a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alabras claves</text:p>
      <text:p text:style-name="P1">Coleccionismo de videojuegos,</text:p>
      <text:p text:style-name="P1">compra de coleccionables</text:p>
      <text:p text:style-name="P1">compra de figuras</text:p>
      <text:p text:style-name="P1">venta de coleccionables</text:p>
      <text:p text:style-name="P1">venta de figuras</text:p>
      <text:p text:style-name="P1">figuras baratas</text:p>
      <text:p text:style-name="P1">juegos y figuras en vainilla</text:p>
      <text:p text:style-name="P1">juegos y figuras en perfecto estado</text:p>
      <text:p text:style-name="P1"/>
      <text:p text:style-name="P3">Titulo</text:p>
      <text:p text:style-name="P8">- Definir. un titulo unico para cada pagina web. Utilizando la etiqueta &lt;title&gt; dentre de la etiqueta &lt;head&gt;</text:p>
      <text:p text:style-name="P8">- Coleccionables de videojuegos – <text:span text:style-name="T1">“Nombre tienda”</text:span></text:p>
      <text:p text:style-name="P9">- Cada ariculo de la pagina tendra su pagina, con el titulo → <text:s/>Nombre del articulo – “Nombre tienda??”</text:p>
      <text:p text:style-name="P9">- Cada articulo de la guia tendra su propio titulo → Nombre titulo del articulo – “nombre tienda”</text:p>
      <text:p text:style-name="P9">- La pagina <text:span text:style-name="T2">formulario para publicar tus coleccionables</text:span>→ Vender tu coleccionable <text:s/>- Nombre tienda</text:p>
      <text:p text:style-name="P9"/>
      <text:p text:style-name="P13">Descripcion</text:p>
      <text:p text:style-name="P10">- Realizar una descripcion concreta y unica para cada pagina web. Utilizando la etiqueta &lt;meta name=”description” content=”…” dentro del head</text:p>
      <text:p text:style-name="P10">- Para la princiapal: Compra y vende coleccionables de videojuegos en “Nombre tienda”. Aqui podras encontrar figuras y videojuegos en formato fisico en perfecto estrado.</text:p>
      <text:p text:style-name="P10">- Cada articulo coleccionable tendra una descripcion, que sera la que ponga el usuario cuando haga el formulario del articulo.</text:p>
      <text:p text:style-name="P10">- Cada articulo de la guia, tendra como descripcion el subtitulo de dicho articulo.</text:p>
      <text:p text:style-name="P19"><text:span text:style-name="T4">- La pagina del formulario para vender articulos sera →</text:span><text:span text:style-name="T5"> </text:span><text:span text:style-name="T4"><text:s/></text:span><text:span text:style-name="T5">Vende tus figuras collecionables o videojuegos de colección al mejor precio en “Nombre tienda”. Ponte en contacto con miles de usuarios en todo el mundo apasionados de los coleccionables de videojuegos</text:span></text:p>
      <text:p text:style-name="P11"/>
      <text:p text:style-name="P14">URL</text:p>
      <text:p text:style-name="P12">- La pagina principal se debera llamar index.htlm</text:p>
      <text:p text:style-name="P20"><text:span text:style-name="T3">- </text:span><text:span text:style-name="T6">Hacer categorias para concretar. Ej: figura-23875283756893276</text:span></text:p>
      <text:p text:style-name="P20"><text:span text:style-name="T3">- De los articulos de las guias, el nombre del archivo sera estatico y consistira de las 3 palabras mas importantes del titulo, separdas por un guion. </text:span><text:span text:style-name="T6">Estos articulos se econtraran en una carpeta de guias</text:span></text:p>
      <text:p text:style-name="P20"><text:span text:style-name="T3">- </text:span><text:span text:style-name="T6">De la pagina de formulario de venta, el nombre del archivo ser publicar-coleccionable. Se encontrara en una carpeta de ventaColeccionables.</text:span></text:p>
      <text:p text:style-name="P9">* <text:span text:style-name="T7">hay que asegurarse de que no existen distintas URL que lleven a la misma pagina.</text:span></text:p>
      <text:p text:style-name="P9"/>
      <text:p text:style-name="P15">Facilitar la navegacion</text:p>
      <text:p text:style-name="P17">- Para facilitar la navegacion y la estructura del sitio web hay que organizar de forma apropiada la navegacion.</text:p>
      <text:p text:style-name="P17">- La pagina principal estara en la carpeta root, habra una carpeta de coleccionables que tendran una carpeta de juegos, figuras y posters que contendran la pagina de cada articulo.</text:p>
      <text:p text:style-name="P17">- De la carpeta root colgara una carpeta llamada guias que contendra los articulos de las guias y FAQ.</text:p>
      <text:p text:style-name="P17">- Existira una carpeta donde se incluira la pagina de venta para publicar tus articulos</text:p>
      <text:p text:style-name="P17">- <text:span text:style-name="T9">Existira una carpeta “Resources” que contendra imagenes de las paginas estáticas, fuentes de texto y otros recursos de utilidad frequente</text:span></text:p>
      <text:p text:style-name="P17">- Por ultimo habra otra carpeta otra carpeta con imagenes y recusos</text:p>
      <text:p text:style-name="P17"><text:soft-page-break/>- Se realizaran dos sitemasps. Uno con HTML para los usuarios y otro con XML para las spiders, el cual se debera mantener actualizado</text:p>
      <text:p text:style-name="P17">- <text:span text:style-name="T8">Debera existir una pagina 404 del sitio web a la cual se redireccionara cuando hay algun error cargando una pagina web. La cual te debe permitir seguir navegando con normalidad, pudiendo volver a la pagina princiapl.</text:span></text:p>
      <text:p text:style-name="P17">- <text:span text:style-name="T8">Es necesario tener una barra de navegacion con texto que permite al usuario conocer las paginas que ha visitado hasta llegar a la actual y volver atrás, haciendo accesible para todos los dispositivos.</text:span></text:p>
      <text:p text:style-name="P18">Por ejemplo: Pagina principal &gt; coleccionables &gt; poster &gt; poster batman 20x40 ….</text:p>
      <text:p text:style-name="P18"/>
      <text:p text:style-name="P16">Contenido de calidad</text:p>
      <text:p text:style-name="P21">- Los articulos se mostraran en funcion a la relevancia por parte de los usuario, según las visitias, comentarios, y valoraciones que tenga el usuario que ha publicado el articulo.</text:p>
      <text:p text:style-name="P21">- Los articulos se mostraran a los usuario según sus preferencias y deberan tener la opcion de utilizar filtros (precio, etc..)</text:p>
      <text:p text:style-name="P21">- Las guias con articulos trataran temas de actualidad y contenido que puedan ayudar a los usuarios a comprar o vender los productos con mayor facilidad</text:p>
      <text:p text:style-name="P21">- Las palabras clave deberan revisarse con frecuencia a traves de Google Adword para saber cuales son las mas usuados y cuales no se estan utilizando, para actuar de manera acorde de cambiarlas cuando sea necesario, teniendo en cuenta el publico en general</text:p>
      <text:p text:style-name="P21"/>
      <text:p text:style-name="P4">Texto ancla de calidad &lt;a&gt;</text:p>
      <text:p text:style-name="P21">- Todos los enlaces estaran diferenciados con claridad del resto del texto plano. <text:span text:style-name="T9">Pero sin que llamen demasiado la atencion con una sobrecarga de CSS</text:span></text:p>
      <text:p text:style-name="P21">- El texto que incluyen estos enlaces seran los nombres de los articuos coleccionables o el titulo de los articulos de las guias a los que hagan referencia. <text:span text:style-name="T9">Sin ser mas largos de 5 palbras</text:span></text:p>
      <text:p text:style-name="P21">- <text:span text:style-name="T9">Del mismo modo, e</text:span>n caso de ser enlaces exernos <text:span text:style-name="T9">se escribira el titulo de la pagina a la que hace referencia</text:span></text:p>
      <text:p text:style-name="P21"/>
      <text:p text:style-name="P23">Imagenes &lt;img&gt;</text:p>
      <text:p text:style-name="P22">- Todas las imagenes deberan tener un attibuto “alt” con el fin de hacerlas mas accesibles y en caso de que el servidor de almacenamiento que las guarda falle. <text:span text:style-name="T10">El nombre de las imagenes dinamicas sera el mismo, seguido de la extension</text:span></text:p>
      <text:p text:style-name="P22">- El nombre de las imagenes de los articulos publicados por los usuarios se generara de manera dinámica con forme lo vayan publicando. Cada imagen recibirá el nombre del título del articulo (max. 3 palabras) seguidos de un numero de identificacion.</text:p>
      <text:p text:style-name="P22">- Todas las imagenes se almacenaran en formato .jpg o .png. Las imagenes de los articulos se almacenaran en un servidor de almacenamiento según a la categoria que estas pertenezcan, las figuras iran en una tabla, los juegos en otra, etc. El resto de paginas web (estaticas) almacenaran sus imagenes en el directorio “imgs” en “Resources” que se encontrara en el directorio root.</text:p>
      <text:p text:style-name="P22">- <text:span text:style-name="T10">También se realizará un sitemap de las imagenes estáticas con el fin que la splider puede estructuralrlas con mayor facilidad.</text:span></text:p>
      <text:p text:style-name="P22"/>
      <text:p text:style-name="P5">Etiquetas de cabecera &lt;h1,h2,h3...&gt;</text:p>
      <text:p text:style-name="P24">El objetivos de estas etiquetas es crear la estrucutura de la pagina, asi como dar enfases al conenido de la misma, esquematizando el contenido para que la spider sepa que contenido tiene mas relevancia</text:p>
      <text:p text:style-name="P24">- El titulo de la pagina principal utilizara la etiqueta h1</text:p>
      <text:p text:style-name="P24">- Las categorias que se enuentran en le menu utilizaran un h2</text:p>
      <text:p text:style-name="P24">- El titulo de los articulos y las guias utilizaran un h3</text:p>
      <text:p text:style-name="P24">- Se utilizara un h4 para el pie de pagina y el copyright</text:p>
      <text:p text:style-name="P24">- Para la mayor parte del texto NO se deberan usar las etiqueteas de cabecera, sino una etiqueta de parrafo.</text:p>
      <text:p text:style-name="P5"><text:soft-page-break/>Robots.txt</text:p>
      <text:p text:style-name="P24">- Realizar un archivo “robots.txt” en el directorio root indicando a los robots las partes del sitio web que pueden visitar</text:p>
      <text:p text:style-name="P24">- Hay que indicar al robot que evite visitar y por lo tanto indexar la pagina donde los usuarios realizan el pago de los articulos, con el fin de preservar de una mejor manera la privacidad de los usuarios</text:p>
      <text:p text:style-name="P24">- <text:span text:style-name="T11">Evitar que el rboto pueda seguir los archivos .php que tratan la informacion de la pagina web.</text:span></text:p>
      <text:p text:style-name="P24"/>
      <text:p text:style-name="P25">Enlaces con rel=”nofollow”</text:p>
      <text:p text:style-name="P25">- Con el fin de evitar el spam y que pueda dañar la reputación de la página web, todo los enlaces que sean generados por los uaurios a través de descripciones de artículos o comentarios en los artículos utilizarán la propiedad rel=”nofollow” en dichos enlaces para que de esta forma la spider no los sigua y no pueda perjudicar la reputación de la página web.</text:p>
      <text:p text:style-name="P25"/>
      <text:p text:style-name="P6">Sitios para moviles</text:p>
      <text:p text:style-name="P25">- Si el desarrollador realiza paginas diferentes según sean vistas por un ordenador o por un móvil hay que asegurarse de que estas se redirecionan adecuadamente a través de user-agent.</text:p>
      <text:p text:style-name="P25">- Si el desarrlloador realiza una pagina dinamica para que la misma pueda ser vista por todo los usuarios hay que asegurarse de que cambia el contenido en funcion del user-agent</text:p>
      <text:p text:style-name="P25">- Es muy importante asegurarse de que ambos tipos de usuarios pueden ver exactamente el mismo contenido e interactuar con él de la misma manera.</text:p>
      <text:p text:style-name="P25">- Realizar otro sitemap para moviles para que la spider destinada a moviles pueda reconocer la estrucura del sitio web con facilidad.</text:p>
      <text:p text:style-name="P25">- <text:span text:style-name="T12">Utilizar la cabecera del documento HTML como HTML 5.0 ya que algunas cabeceras pueden dar problemas para moviles</text:span></text:p>
      <text:p text:style-name="P25"/>
      <text:p text:style-name="P7">Promocion del sitio web</text:p>
      <text:p text:style-name="Standard">- <text:span text:style-name="T13">Con el fin de aumentar las sitias al sitio web, la empresa deberá tener presencia en la redes sociales de mayor relevancia, donde frecuentemente actualizaran a sus seguidores con el contenido publicado mas relevante y las nuevas guias que se crean.</text:span></text:p>
      <text:p text:style-name="Standard">- <text:span text:style-name="T13">Es imporatne que solo se publiquen aquellos articulos mas relevante según las tendencias actuales con el fin de evitar hacer spam masivo.</text:span></text:p>
      <text:p text:style-name="Standard">- <text:span text:style-name="T13">El sitio web deberá contar con un sistema de Newsletter que permita a los usuarios suscribirse a un boletín informativo de la web donde de manera periódica recibirán información personalizada sobre nuevos articuloos que les puedan actualizar así como las nuevas guian publicadas</text:span></text:p>
      <text:p text:style-name="Standard">- <text:span text:style-name="T13">El sitio web también deberá contar con presencia en los principales foros sobre videojuegos a nivel nacional, creando posts cuando se publique una nueva guía lo que pueda atraer a un gran numero de gente interesada en el tema hacia nuesrta página web.</text:span></text:p>
      <text:p text:style-name="Standard"/>
      <text:p text:style-name="P7">Utilizar las herramientas de webmasters</text:p>
      <text:p text:style-name="P26">- Utilizar la herramienta de validación de código para asegurarse que las páginas estas bien programadas y por lo tanto reciban el mayor PageRank posible.</text:p>
      <text:p text:style-name="P26">- <text:span text:style-name="T14">Utilizar la herramienta de Google Analytics para saber los articulos coleccionables que estan siendo mas relevantes, asi como los articulos de las guias, de esta forma se podra saber el contenido que mas les interesa a los usuario y centrarse en él</text:span></text:p>
      <text:p text:style-name="P26">- <text:span text:style-name="T14">La herramienta de Google Trends permite saber que és tendencia en cualquier región del mundo, pudiendo anticiparse a las búsuqeda de los usuarios.</text:span></text:p>
      <text:p text:style-name="P26">- <text:span text:style-name="T14">Existen muchas otras herramientas que son de gran utilidad para llevar a cabo algunos puntos anteriores, como generadores de sitemap XML, generar archivos de robots.txt</text:span></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8T11:19:08.410130125</meta:creation-date>
    <dc:date>2021-11-10T13:30:16.825837139</dc:date>
    <meta:editing-duration>PT53M23S</meta:editing-duration>
    <meta:editing-cycles>8</meta:editing-cycles>
    <meta:generator>LibreOffice/6.4.7.2$Linux_X86_64 LibreOffice_project/40$Build-2</meta:generator>
    <meta:document-statistic meta:table-count="0" meta:image-count="0" meta:object-count="0" meta:page-count="3" meta:paragraph-count="81" meta:word-count="1583" meta:character-count="9418" meta:non-whitespace-character-count="7910"/>
  </office:meta>
</office:document-meta>
</file>